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ContainerMenuAction.getMenu( Control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DEContainerMenuAction.menuShown( Menu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DEContainerMenuAction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DEContainerMenuA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DEContainerMenuAction.selectionChanged( IAction a , IvyClasspathContainer ivyc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DEContainerMenuAction.getMenu( Menu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